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1.00pt" fo:font-weight="normal" fo:font-family="'Cambria Math'" style:font-family-asian="'Cambria Math'" style:font-family-complex="'Cambria Math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1.00pt" fo:font-weight="normal" fo:font-family="Calibri" style:font-family-asian="Calibri" style:font-family-complex="Calibri" fo:background-color="transparent" fo:color="#000000"/>
    </style:style>
    <style:style style:name="T3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5.00%" fo:text-align="center" fo:margin-bottom="8.00pt"/>
    </style:style>
    <style:style style:name="P2" style:family="paragraph">
      <style:paragraph-properties fo:line-height="105.00%" fo:text-align="left" fo:margin-bottom="8.00pt"/>
    </style:style>
    <text:list-style style:name="L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3" style:family="paragraph">
      <style:paragraph-properties fo:line-height="105.00%" fo:text-align="left" fo:margin-bottom="8.00pt"/>
    </style:style>
    <style:style style:name="P4" style:family="paragraph">
      <style:paragraph-properties fo:line-height="105.00%" fo:text-align="left" fo:margin-bottom="8.00pt"/>
    </style:style>
    <style:style style:name="P5" style:family="paragraph">
      <style:paragraph-properties fo:line-height="105.00%" fo:text-align="left" fo:margin-left="36.00pt" fo:text-indent="0.00pt" fo:margin-bottom="8.00pt"/>
    </style:style>
    <text:list-style style:name="L6">
      <text:list-level-style-bullet text:level="1" text:bullet-char="•">
        <style:list-level-properties text:space-before="108.00pt" text:min-label-width="18.00pt"/>
        <style:text-properties fo:font-family="Symbol"/>
      </text:list-level-style-bullet>
    </text:list-style>
    <style:style style:name="P6" style:family="paragraph">
      <style:paragraph-properties fo:line-height="105.00%" fo:text-align="left" fo:margin-bottom="8.00pt"/>
    </style:style>
    <style:style style:name="P7" style:family="paragraph">
      <style:paragraph-properties fo:line-height="105.00%" fo:text-align="left" fo:margin-bottom="8.00pt"/>
    </style:style>
    <text:list-style style:name="L8">
      <text:list-level-style-bullet text:level="1" text:bullet-char="•">
        <style:list-level-properties text:space-before="144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05.00%" fo:text-align="left" fo:margin-bottom="8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udience</text:span></text:p>
      <text:p text:style-name="P1"><text:span text:style-name="T2"/></text:p>
      <text:p text:style-name="P2"><text:span text:style-name="T3">Autor</text:span><text:span text:style-name="T4"><text:s/>: Václav Havel</text:span></text:p>
      <text:p text:style-name="P2"><text:span text:style-name="T5">Téma<text:s/></text:span><text:span text:style-name="T6">:<text:s text:c="2"/>práce ve skladu</text:span></text:p>
      <text:p text:style-name="P2"><text:span text:style-name="T7">Motiv</text:span><text:span text:style-name="T8"><text:s/>: Gott, Bohdalka, ve</text:span><text:span text:style-name="T9">č</text:span><text:span text:style-name="T10">írky, pivo, rozhovor</text:span></text:p>
      <text:p text:style-name="P2"><text:span text:style-name="T11">Časoprostor :<text:s/></text:span><text:span text:style-name="T12"><text:s/>nejmenovan</text:span><text:span text:style-name="T13">ý pivovar, Sládkova kancelá</text:span><text:span text:style-name="T14">ř polovina 70. let 20. stolet</text:span><text:span text:style-name="T15">í</text:span></text:p>
      <text:p text:style-name="P2"><text:span text:style-name="T16">Kompozice :<text:s/></text:span><text:span text:style-name="T17">hra má pouze jeden akt = jednoaktovka</text:span></text:p>
      <text:p text:style-name="P2"><text:span text:style-name="T18">Druh :<text:s/></text:span><text:span text:style-name="T19">Drama</text:span></text:p>
      <text:p text:style-name="P2"><text:span text:style-name="T20">Ž</text:span><text:span text:style-name="T21">ánr :<text:s/></text:span><text:span text:style-name="T22">Komedie</text:span></text:p>
      <text:p text:style-name="P2"><text:span text:style-name="T23">Forma :<text:s/></text:span><text:span text:style-name="T24">Proza</text:span></text:p>
      <text:p text:style-name="P2"><text:span text:style-name="T25">Vyprav</text:span><text:span text:style-name="T26">ěč :<text:s/></text:span><text:span text:style-name="T27">Nen</text:span><text:span text:style-name="T28">í</text:span></text:p>
      <text:p text:style-name="P2"><text:span text:style-name="T29">Postavy : </text:span></text:p>
      <text:list text:style-name="L3">
        <text:list-item>
          <text:p text:style-name="P3"><text:span text:style-name="T29">Sládek</text:span><text:span text:style-name="T30"><text:s/></text:span><text:span text:style-name="T31">–</text:span><text:span text:style-name="T32"><text:s/>nad</text:span><text:span text:style-name="T33">ř</text:span><text:span text:style-name="T34">ízený Va</text:span><text:span text:style-name="T35">ňka, je trochu jednodušš</text:span><text:span text:style-name="T36">í, rozhoduje o postavení svých spolupracovník</text:span><text:span text:style-name="T37">ů, hodně pije pivo (pochopitelně)</text:span></text:p>
        </text:list-item>
        <text:list-item>
          <text:p text:style-name="P3"><text:span text:style-name="T38">Ferdinand Van</text:span><text:span text:style-name="T39">ěk<text:s/></text:span><text:span text:style-name="T40">–</text:span><text:span text:style-name="T41"><text:s/>koule</text:span><text:span text:style-name="T42">č sudů v pivovaru, vzdělan</text:span><text:span text:style-name="T43">ý a chytrý<text:s/></text:span><text:span text:style-name="T44">člověk, kter</text:span><text:span text:style-name="T45">ý pracuje v pivovaru, proto</text:span><text:span text:style-name="T46">že ho jinde nezaměstnaj</text:span><text:span text:style-name="T47">í pro jeho hry, protestuje proti re</text:span><text:span text:style-name="T48">žimu, nevystupuj</text:span><text:span text:style-name="T49">ící postavy (je o nich pouze<text:s/></text:span><text:span text:style-name="T50">řeč):</text:span></text:p>
        </text:list-item>
        <text:list-item>
          <text:p text:style-name="P3"><text:span text:style-name="T51">Šerk</text:span><text:span text:style-name="T52">ézy</text:span><text:span text:style-name="T53"><text:s/></text:span><text:span text:style-name="T54">–</text:span><text:span text:style-name="T55"><text:s/>koule</text:span><text:span text:style-name="T56">č sudů v pivovaru, cik</text:span><text:span text:style-name="T57">án, pracuje s Va</text:span><text:span text:style-name="T58">ňkem na stejn</text:span><text:span text:style-name="T59">é pozici</text:span></text:p>
        </text:list-item>
        <text:list-item>
          <text:p text:style-name="P3"><text:span text:style-name="T60">Ji</text:span><text:span text:style-name="T61">řina Bohdalov</text:span><text:span text:style-name="T62">á</text:span><text:span text:style-name="T63"><text:s/></text:span><text:span text:style-name="T64">–</text:span><text:span text:style-name="T65"><text:s/>d</text:span><text:span text:style-name="T66">ř</text:span><text:span text:style-name="T67">ív</text:span><text:span text:style-name="T68">ějš</text:span><text:span text:style-name="T69">í i sou</text:span><text:span text:style-name="T70">časn</text:span><text:span text:style-name="T71">á here</text:span><text:span text:style-name="T72">čka, se kterou se chce Sl</text:span><text:span text:style-name="T73">ádek prost</text:span><text:span text:style-name="T74">řednictv</text:span><text:span text:style-name="T75">ím Va</text:span><text:span text:style-name="T76">ňkov</text:span><text:span text:style-name="T77">ých známostí setkat</text:span></text:p>
        </text:list-item>
      </text:list>
      <text:p text:style-name="P4"><text:span text:style-name="T78">Vypráv</text:span><text:span text:style-name="T79">ěc</text:span><text:span text:style-name="T80">í zp</text:span><text:span text:style-name="T81">ůzoby :<text:s/></text:span><text:span text:style-name="T82">př</text:span><text:span text:style-name="T83">ímá<text:s/></text:span><text:span text:style-name="T84">řeč</text:span></text:p>
      <text:p text:style-name="P4"><text:span text:style-name="T85">Ver</text:span><text:span text:style-name="T86">šov</text:span><text:span text:style-name="T87">á výstavba :<text:s/></text:span><text:span text:style-name="T88">nemá</text:span></text:p>
      <text:p text:style-name="P4"><text:span text:style-name="T89">Typy promluv :<text:s text:c="2"/></text:span><text:span text:style-name="T90">dialogy</text:span></text:p>
      <text:p text:style-name="P4"><text:span text:style-name="T91">Kontext Autorovy tvorby : </text:span></text:p>
      <text:p text:style-name="P4"><text:span text:style-name="T92">- druhá polovina 20. století</text:span></text:p>
      <text:p text:style-name="P4"><text:span text:style-name="T92">Václav Havel (5. 10. 1936<text:s/></text:span><text:span text:style-name="T93">–</text:span><text:span text:style-name="T94"><text:s/>18. 12. 2011)</text:span></text:p>
      <text:p text:style-name="P4"><text:span text:style-name="T95">- dramatik, spisovatel a kritik komunistického re</text:span><text:span text:style-name="T96">žimu</text:span></text:p>
      <text:p text:style-name="P4"><text:span text:style-name="T97">- první<text:s/></text:span><text:span text:style-name="T98">česk</text:span><text:span text:style-name="T99">ý prezident a poslední<text:s/></text:span><text:span text:style-name="T100">československ</text:span><text:span text:style-name="T101">ý prezident (1990</text:span><text:span text:style-name="T102">−</text:span><text:span text:style-name="T103">2003)</text:span></text:p>
      <text:p text:style-name="P4"><text:span text:style-name="T104">- z rodiny stavebního in</text:span><text:span text:style-name="T105">žen</text:span><text:span text:style-name="T106">ýra</text:span></text:p>
      <text:p text:style-name="P4"><text:span text:style-name="T106">- vyu</text:span><text:span text:style-name="T107">čen jako chemick</text:span><text:span text:style-name="T108">ý laborant a dále studoval p</text:span><text:span text:style-name="T109">ři zaměstn</text:span><text:span text:style-name="T110">ání obor dramaturgie na DAMU</text:span></text:p>
      <text:p text:style-name="P4"><text:span text:style-name="T110">- v 60. letech pracoval v divadlech Na Zábradlí a ABC</text:span></text:p>
      <text:p text:style-name="P4"><text:span text:style-name="T110">- od po</text:span><text:span text:style-name="T111">č</text:span><text:span text:style-name="T112">átku 70. let nemohl publikovat a byla mu zakázána i<text:s/></text:span><text:span text:style-name="T113">činnost v divadle</text:span></text:p>
      <text:p text:style-name="P4"><text:span text:style-name="T114">- za své ob</text:span><text:span text:style-name="T115">čansk</text:span><text:span text:style-name="T116">é postoje byl 3x v</text:span><text:span text:style-name="T117">ězněn</text:span></text:p>
      <text:p text:style-name="P4"><text:span text:style-name="T118">- jeden z nejvýznamn</text:span><text:span text:style-name="T119">ějš</text:span><text:span text:style-name="T120">ích p</text:span><text:span text:style-name="T121">ředstavitelů absurdn</text:span><text:span text:style-name="T122">ího dramatu</text:span></text:p>
      <text:p text:style-name="P4"><text:span text:style-name="T122">- zástupce východoevropské linie absurdní tvorby<text:s/></text:span><text:span text:style-name="T123">–</text:span><text:span text:style-name="T124"><text:s/>poznamenána komunismem</text:span></text:p>
      <text:p text:style-name="P4"><text:span text:style-name="T125">- absurdní hry jsou v</text:span><text:span text:style-name="T126">ěrn</text:span><text:span text:style-name="T127">ým obrazem oné doby</text:span></text:p>
      <text:p text:style-name="P4"><text:span text:style-name="T127">- inspirován ka</text:span><text:span text:style-name="T128">ždodenn</text:span><text:span text:style-name="T129">í rutinou</text:span></text:p>
      <text:p text:style-name="P4"><text:span text:style-name="T129">- postavy<text:s/></text:span><text:span text:style-name="T130">„</text:span><text:span text:style-name="T131">stupidn</text:span><text:span text:style-name="T132">ě žvan</text:span><text:span text:style-name="T133">í“, slovní zásoba je malá</text:span></text:p>
      <text:p text:style-name="P4"><text:span text:style-name="T134"/></text:p>
      <text:p text:style-name="P5"><text:span text:style-name="T135">Autorova Díla : </text:span></text:p>
      <text:list text:style-name="L6">
        <text:list-item>
          <text:p text:style-name="P6"><text:span text:style-name="T135">Zahradní slavnost<text:s/></text:span><text:span text:style-name="T136">−</text:span><text:span text:style-name="T137"><text:s/>Hugo Pludek pochází ze st</text:span><text:span text:style-name="T138">ředn</text:span><text:span text:style-name="T139">í vrstvy. Rodi</text:span><text:span text:style-name="T140">če ho pošlou na zahradn</text:span><text:span text:style-name="T141">í slavnost</text:span></text:p>
        </text:list-item>
      </text:list>
      <text:p text:style-name="P7"><text:span text:style-name="T142"/></text:p>
      <text:p text:style-name="P7"><text:span text:style-name="T143">Literární/ obecn</text:span><text:span text:style-name="T144">ě kulturn</text:span><text:span text:style-name="T145">í kontext : </text:span></text:p>
      <text:p text:style-name="P7"><text:span text:style-name="T146">absurdní literatura</text:span></text:p>
      <text:p text:style-name="P7"><text:span text:style-name="T146">- projevuje se p</text:span><text:span text:style-name="T147">ředevš</text:span><text:span text:style-name="T148">ím v dramatu</text:span></text:p>
      <text:p text:style-name="P7"><text:span text:style-name="T148">rysy:</text:span></text:p>
      <text:p text:style-name="P7"><text:span text:style-name="T148">- bezmocný<text:s/></text:span><text:span text:style-name="T149">člověk m</text:span><text:span text:style-name="T150">á absurdní<text:s/></text:span><text:span text:style-name="T151">životn</text:span><text:span text:style-name="T152">í pocit, jeho<text:s/></text:span><text:span text:style-name="T153">život nem</text:span><text:span text:style-name="T154">á smysl</text:span></text:p>
      <text:p text:style-name="P7"><text:span text:style-name="T154">- hrdina není schopen komunikace, trpí pocitem odcizení</text:span></text:p>
      <text:p text:style-name="P7"><text:span text:style-name="T154">- nesouvislý d</text:span><text:span text:style-name="T155">ěj</text:span></text:p>
      <text:p text:style-name="P7"><text:span text:style-name="T156">- jednání postav je nep</text:span><text:span text:style-name="T157">ředv</text:span><text:span text:style-name="T158">ídatelné<text:s/></text:span><text:span text:style-name="T159">–</text:span><text:span text:style-name="T160"><text:s/>rozhovory jsou bez logiky</text:span></text:p>
      <text:p text:style-name="P7"><text:span text:style-name="T161">- jazyk ztrácí sd</text:span><text:span text:style-name="T162">ělovac</text:span><text:span text:style-name="T163">í funkci, je devalvován</text:span></text:p>
      <text:p text:style-name="P7"><text:span text:style-name="T164"/></text:p>
      <text:p text:style-name="P7"><text:span text:style-name="T165"><text:tab/>Dal</text:span><text:span text:style-name="T166">š</text:span><text:span text:style-name="T167">í auto</text:span><text:span text:style-name="T168">ři tohoto obdob</text:span><text:span text:style-name="T169">í :</text:span></text:p>
      <text:list text:style-name="L8">
        <text:list-item>
          <text:p text:style-name="P8"><text:span text:style-name="T169">Milan Kundera<text:s/></text:span><text:span text:style-name="T170">–</text:span><text:span text:style-name="T171"><text:s/></text:span><text:span text:style-name="T172">Žert, Směšn</text:span><text:span text:style-name="T173">é lásky</text:span></text:p>
        </text:list-item>
        <text:list-item>
          <text:p text:style-name="P8"><text:span text:style-name="T173">Ota Pavel<text:s/></text:span><text:span text:style-name="T174">–</text:span><text:span text:style-name="T175"><text:s/>Smrt krásných srnc</text:span><text:span text:style-name="T176">ů</text:span></text:p>
        </text:list-item>
        <text:list-item>
          <text:p text:style-name="P8"><text:span text:style-name="T177">Josef<text:s/></text:span><text:span text:style-name="T178">Škvoreck</text:span><text:span text:style-name="T179">ý<text:s/></text:span><text:span text:style-name="T180">–</text:span><text:span text:style-name="T181"><text:s/>Zbab</text:span><text:span text:style-name="T182">ělci</text:span></text:p>
        </text:list-item>
        <text:list-item>
          <text:p text:style-name="P8"><text:span text:style-name="T183">Ivan Klíma<text:s/></text:span><text:span text:style-name="T184">–</text:span><text:span text:style-name="T185"><text:s/>Soudce z milosti</text:span></text:p>
        </text:list-item>
      </text:list>
      <text:p text:style-name="P9"><text:span text:style-name="T186">D</text:span><text:span text:style-name="T187">ěj:</text:span></text:p>
      <text:p text:style-name="P9"><text:span text:style-name="T188">Celý d</text:span><text:span text:style-name="T189">ěj se odehr</text:span><text:span text:style-name="T190">ává v kancelá</text:span><text:span text:style-name="T191">ři sl</text:span><text:span text:style-name="T192">ádka jednoho blí</text:span><text:span text:style-name="T193">že neurčen</text:span><text:span text:style-name="T194">ého men</text:span><text:span text:style-name="T195">š</text:span><text:span text:style-name="T196">ího pivovaru.</text:span></text:p>
      <text:p text:style-name="P9"><text:span text:style-name="T196">Sládek si nechá zavolat Va</text:span><text:span text:style-name="T197">ňka do kancel</text:span><text:span text:style-name="T198">á</text:span><text:span text:style-name="T199">ře a rozmlouv</text:span><text:span text:style-name="T200">á s ním. Nabízí mu pivo, kterému Van</text:span><text:span text:style-name="T201">ěk př</text:span><text:span text:style-name="T202">íli</text:span><text:span text:style-name="T203">š neholduje, a sl</text:span><text:span text:style-name="T204">ádek sám pije jedno za druhým a je<text:s/></text:span><text:span text:style-name="T205">č</text:span><text:span text:style-name="T206">ím dál opilej</text:span><text:span text:style-name="T207">š</text:span><text:span text:style-name="T208">í. Nejprve se vyptává Va</text:span><text:span text:style-name="T209">ňka na pr</text:span><text:span text:style-name="T210">áci, na rodinu a na minulost. Fakt,<text:s/></text:span><text:span text:style-name="T211">že b</text:span><text:span text:style-name="T212">ýval spisovatelem, ho zaujme a je zv</text:span><text:span text:style-name="T213">ědav</text:span><text:span text:style-name="T214">ý, zda se zná se známými herci. Poté v pr</text:span><text:span text:style-name="T215">ůběhu cel</text:span><text:span text:style-name="T216">é hry prosí, aby jim dovedl do pivovaru "Bohdalku". Sv</text:span><text:span text:style-name="T217">ěřuje se, že mohl dělat sl</text:span><text:span text:style-name="T218">ádka v pivovaru v Pardubicích, ale nakonec musel z</text:span><text:span text:style-name="T219">ůstat zde - kvůli<text:s/></text:span><text:span text:style-name="T220">údajné pomluv</text:span><text:span text:style-name="T221">ě, že pro sebe někomu prodal nadbytečn</text:span><text:span text:style-name="T222">ý sud. Pak Va</text:span><text:span text:style-name="T223">ňkovi nab</text:span><text:span text:style-name="T224">ízí pohodln</text:span><text:span text:style-name="T225">ějš</text:span><text:span text:style-name="T226">í práci skladníka, ale podmi</text:span><text:span text:style-name="T227">ňuje to t</text:span><text:span text:style-name="T228">ím,<text:s/></text:span><text:span text:style-name="T229">že by na sebe m</text:span><text:span text:style-name="T230">ísto n</text:span><text:span text:style-name="T231">ěj psal hl</text:span><text:span text:style-name="T232">á</text:span><text:span text:style-name="T233">šen</text:span><text:span text:style-name="T234">í StB, která musí sládek odevzdávat ka</text:span><text:span text:style-name="T235">žd</text:span><text:span text:style-name="T236">ý týden a velmi ho to obt</text:span><text:span text:style-name="T237">ěžuje. To Vaněk odm</text:span><text:span text:style-name="T238">ítne a sládka to roz</text:span><text:span text:style-name="T239">č</text:span><text:span text:style-name="T240">ílí, nebo</text:span><text:span text:style-name="T241">ť už je silně podnapil</text:span><text:span text:style-name="T242">ý. Nakonec usíná, Van</text:span><text:span text:style-name="T243">ěk odejde a za chv</text:span><text:span text:style-name="T244">íle op</text:span><text:span text:style-name="T245">ět zaklepe na dveře. Rozhovor průběžně přerušuj</text:span><text:span text:style-name="T246">í jen neustálé odchody jedné z postav na záchod. Komika rozhovoru spo</text:span><text:span text:style-name="T247">č</text:span><text:span text:style-name="T248">ívá v opakovaných slovních obratech, sládek se ptá na ty samé v</text:span><text:span text:style-name="T249">ěci a Vaněk st</text:span><text:span text:style-name="T250">ále stejn</text:span><text:span text:style-name="T251">ě odpov</text:span><text:span text:style-name="T252">ídá.</text:span></text:p>
      <text:p text:style-name="P9"><text:span text:style-name="T253"/></text:p>
      <text:p text:style-name="P9"><text:span text:style-name="T253">Zivot Havla : </text:span></text:p>
      <text:p text:style-name="P9"><text:span text:style-name="T254">Václav Havel (5.<text:s/></text:span><text:span text:style-name="T255">ř</text:span><text:span text:style-name="T256">íjna 1936 Praha<text:s/></text:span><text:span text:style-name="T257">– 18. prosince 2011 Vl</text:span><text:span text:style-name="T258">čice-Hr</text:span><text:span text:style-name="T259">áde</text:span><text:span text:style-name="T260">ček) byl česk</text:span><text:span text:style-name="T261">ý dramatik, esejista, disident a kritik komunistického re</text:span><text:span text:style-name="T262">žimu, později politik a st</text:span><text:span text:style-name="T263">átník. Byl devátým a posledním prezidentem<text:s/></text:span><text:span text:style-name="T264">Československa (1989</text:span><text:span text:style-name="T265">–1992) a prvn</text:span><text:span text:style-name="T266">ím prezidentem<text:s/></text:span><text:span text:style-name="T267">Česk</text:span><text:span text:style-name="T268">é republiky (1993</text:span><text:span text:style-name="T269">–2003).</text:span></text:p>
      <text:p text:style-name="P9"><text:span text:style-name="T269"/></text:p>
      <text:p text:style-name="P9"><text:span text:style-name="T269">V</text:span><text:span text:style-name="T270">áclav Havel p</text:span><text:span text:style-name="T271">ůsobil v 60. letech 20. stolet</text:span><text:span text:style-name="T272">í v Divadle Na zábradlí, kde jej také proslavily hry Zahradní slavnost (1963) a Vyrozum</text:span><text:span text:style-name="T273">ěn</text:span><text:span text:style-name="T274">í (1965). V dob</text:span><text:span text:style-name="T275">ě kolem pražsk</text:span><text:span text:style-name="T276">ého jara se zapojil do politické diskuse a prosazoval zavedení demokratické spole</text:span><text:span text:style-name="T277">čnosti. Po n</text:span><text:span text:style-name="T278">ásilném potla</text:span><text:span text:style-name="T279">čen</text:span><text:span text:style-name="T280">í reforem vojenskou invazí stát</text:span><text:span text:style-name="T281">ů Varšavsk</text:span><text:span text:style-name="T282">é smlouvy byl posti</text:span><text:span text:style-name="T283">žen z</text:span><text:span text:style-name="T284">ákazem publikovat a stal se jedním z prominentních disident</text:span><text:span text:style-name="T285">ů, kritiků tehdejš</text:span><text:span text:style-name="T286">ího normaliza</text:span><text:span text:style-name="T287">čn</text:span><text:span text:style-name="T288">ího re</text:span><text:span text:style-name="T289">žimu. Vystupoval na obranu politick</text:span><text:span text:style-name="T290">ých v</text:span><text:span text:style-name="T291">ězňů a stal se spoluzakladatelem a jedn</text:span><text:span text:style-name="T292">ím z prvních mluv</text:span><text:span text:style-name="T293">č</text:span><text:span text:style-name="T294">ích ob</text:span><text:span text:style-name="T295">čansk</text:span><text:span text:style-name="T296">é iniciativy za dodr</text:span><text:span text:style-name="T297">žov</text:span><text:span text:style-name="T298">ání lidských práv Charta 77. To upevnilo jeho mezinárodní presti</text:span><text:span text:style-name="T299">ž, ale tak</text:span><text:span text:style-name="T300">é mu vyneslo celkem asi p</text:span><text:span text:style-name="T301">ět let vězněn</text:span><text:span text:style-name="T302">í. V této dob</text:span><text:span text:style-name="T303">ě napsal kromě dalš</text:span><text:span text:style-name="T304">ích divadelních her také vlivné eseje, nap</text:span><text:span text:style-name="T305">ř</text:span><text:span text:style-name="T306">íklad Moc bezmocných (1978).</text:span></text:p>
      <text:p text:style-name="P9"><text:span text:style-name="T306"/></text:p>
      <text:p text:style-name="P9"><text:span text:style-name="T306">Po vypuknutí sametové revoluce v listopadu 1989 se stal jedním ze spoluzakladatel</text:span><text:span text:style-name="T307">ů protikomunistick</text:span><text:span text:style-name="T308">ého hnutí Ob</text:span><text:span text:style-name="T309">čansk</text:span><text:span text:style-name="T310">é fórum a jako jeho kandidát byl 29. prosince 1989 zvolen prezidentem<text:s/></text:span><text:span text:style-name="T311">Československa. Měl z</text:span><text:span text:style-name="T312">ásadní vliv na sm</text:span><text:span text:style-name="T313">ěřov</text:span><text:span text:style-name="T314">ání zem</text:span><text:span text:style-name="T315">ě k parlamentn</text:span><text:span text:style-name="T316">í demokracii a zapojení do politických struktur západní civilizace. V roce 1992 se mu v</text:span><text:span text:style-name="T317">šak nepodařilo zabr</text:span><text:span text:style-name="T318">ánit rozpadu<text:s/></text:span><text:span text:style-name="T319">československ</text:span><text:span text:style-name="T320">ého státu na dv</text:span><text:span text:style-name="T321">ě samostatn</text:span><text:span text:style-name="T322">é republiky:<text:s/></text:span><text:span text:style-name="T323">Českou a Slovenskou. Od roku 1993 byl po dvě funkčn</text:span><text:span text:style-name="T324">í období prezidentem<text:s/></text:span><text:span text:style-name="T325">Česk</text:span><text:span text:style-name="T326">é republiky. Jako prezident vyvedl<text:s/></text:span><text:span text:style-name="T327">Československo z Varšavsk</text:span><text:span text:style-name="T328">é smlouvy (1.<text:s/></text:span><text:span text:style-name="T329">července 1991) a v</text:span><text:span text:style-name="T330">ýrazn</text:span><text:span text:style-name="T331">ě přispěl ke vstupu n</text:span><text:span text:style-name="T332">ástupnické<text:s/></text:span><text:span text:style-name="T333">Česk</text:span><text:span text:style-name="T334">é republiky do Severoatlantické aliance (NATO) v roce 1999. Výrazn</text:span><text:span text:style-name="T335">ě prosazoval tak</text:span><text:span text:style-name="T336">é p</text:span><text:span text:style-name="T337">řijet</text:span><text:span text:style-name="T338">í zem</text:span><text:span text:style-name="T339">ě do Evropsk</text:span><text:span text:style-name="T340">é unie, uskute</text:span><text:span text:style-name="T341">čněn</text:span><text:span text:style-name="T342">é v roce 2004, po jeho odchodu z funkce prezidenta.</text:span></text:p>
      <text:p text:style-name="P9"><text:span text:style-name="T342"/></text:p>
      <text:p text:style-name="P9"><text:span text:style-name="T342">Jako literát se sv</text:span><text:span text:style-name="T343">ětově proslavil sv</text:span><text:span text:style-name="T344">ými dramaty v duchu absurdního divadla, v nich</text:span><text:span text:style-name="T345">ž se mimo jin</text:span><text:span text:style-name="T346">é zabýval tématy moci, byrokracie a jazyka, a také svým esejistickým dílem. V esejích a dopisech z v</text:span><text:span text:style-name="T347">ězen</text:span><text:span text:style-name="T348">í se vedle politických analýz zaobíral filozofickými otázkami svobody, moci, morálky<text:s/></text:span><text:span text:style-name="T349">či transcendence. Věnoval se tak</text:span><text:span text:style-name="T350">é experimentální poezii; básn</text:span><text:span text:style-name="T351">ě psan</text:span><text:span text:style-name="T352">é p</text:span><text:span text:style-name="T353">ředevš</text:span><text:span text:style-name="T354">ím v 60. letech obsahuje jeho sbírka Antikódy.</text:span><text:span text:style-name="T355"><text:line-break/></text:span></text:p>
      <text:p text:style-name="P10"><text:span text:style-name="T356"/></text:p>
      <text:p text:style-name="P11"><text:span text:style-name="T35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